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e3c4" officeooo:paragraph-rsid="0014e3c4"/>
    </style:style>
    <style:style style:name="P2" style:family="paragraph" style:parent-style-name="Standard">
      <style:paragraph-properties fo:text-align="center" style:justify-single-word="false"/>
      <style:text-properties officeooo:rsid="0014e3c4" officeooo:paragraph-rsid="0014e3c4"/>
    </style:style>
    <style:style style:name="P3" style:family="paragraph" style:parent-style-name="Standard">
      <style:text-properties officeooo:rsid="0014e3c4" officeooo:paragraph-rsid="00165d44"/>
    </style:style>
    <style:style style:name="P4" style:family="paragraph" style:parent-style-name="Standard">
      <style:text-properties officeooo:rsid="0014e3c4" officeooo:paragraph-rsid="0014e3c4"/>
    </style:style>
    <style:style style:name="P5" style:family="paragraph" style:parent-style-name="Standard">
      <style:text-properties officeooo:rsid="0014e3c4" officeooo:paragraph-rsid="00175af2"/>
    </style:style>
    <style:style style:name="P6" style:family="paragraph" style:parent-style-name="Standard">
      <style:text-properties officeooo:rsid="0014e3c4" officeooo:paragraph-rsid="00185300"/>
    </style:style>
    <style:style style:name="P7" style:family="paragraph" style:parent-style-name="Standard">
      <style:text-properties officeooo:rsid="00175af2" officeooo:paragraph-rsid="00175af2"/>
    </style:style>
    <style:style style:name="P8" style:family="paragraph" style:parent-style-name="Standard">
      <style:text-properties officeooo:rsid="00185300" officeooo:paragraph-rsid="00185300"/>
    </style:style>
    <style:style style:name="T1" style:family="text">
      <style:text-properties officeooo:rsid="00165d44"/>
    </style:style>
    <style:style style:name="T2" style:family="text">
      <style:text-properties officeooo:rsid="00175af2"/>
    </style:style>
    <style:style style:name="T3" style:family="text">
      <style:text-properties officeooo:rsid="001853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========================================================================= USER MANUAL</text:p>
      <text:p text:style-name="P1">=========================================================================</text:p>
      <text:p text:style-name="P1">This is the manual page for the MPX R6 Implementation</text:p>
      <text:p text:style-name="P1"><text:s text:c="3"/>-If you are running a different version of MPX OS please view the documentation for the specific version you are using.</text:p>
      <text:p text:style-name="P1"><text:s text:c="3"/></text:p>
      <text:p text:style-name="P2">=========================================================================READING MANUAL PAGES</text:p>
      <text:p text:style-name="P1">=========================================================================Manual pages are intended as a quick reference for people who have an understanding of technology.</text:p>
      <text:p text:style-name="P1"><text:s text:c="3"/>-For more information about this technology, look in the Programmers' Manual.</text:p>
      <text:p text:style-name="P1"><text:s text:c="3"/></text:p>
      <text:p text:style-name="P1">=========================================================================</text:p>
      <text:p text:style-name="P2"><text:s/>SECTION 1: USER COMMANDS</text:p>
      <text:p text:style-name="P1">=========================================================================</text:p>
      <text:p text:style-name="P1"/>
      <text:p text:style-name="P1">NAME</text:p>
      <text:p text:style-name="P1"><text:tab/>printBoot - <text:span text:style-name="T1">Pr</text:span>int<text:span text:style-name="T2">s</text:span> Boot Sector <text:span text:style-name="T2">Information</text:span></text:p>
      <text:p text:style-name="P1"><text:tab/></text:p>
      <text:p text:style-name="P1">SYNOPSIS</text:p>
      <text:p text:style-name="P1"><text:tab/>printBoot</text:p>
      <text:p text:style-name="P1"><text:tab/></text:p>
      <text:p text:style-name="P1">DESCRIPTION</text:p>
      <text:p text:style-name="P1"><text:tab/><text:span text:style-name="T1">Pr</text:span>int Boot <text:span text:style-name="T1">Sector </text:span>will allow the user to validate that the software is correctly accessing the boot <text:tab/>sector information by displaying the contents of the Boot Sector. </text:p>
      <text:p text:style-name="P1"><text:tab/></text:p>
      <text:p text:style-name="P1">EXAMPLES</text:p>
      <text:p text:style-name="P1"><text:tab/>printBoot</text:p>
      <text:p text:style-name="P5"><text:tab/><text:tab/><text:span text:style-name="T2">Bytes Per Sector: 512</text:span></text:p>
      <text:p text:style-name="P7"><text:tab/><text:tab/>Sectors Per Cluster: 1</text:p>
      <text:p text:style-name="P7"><text:tab/><text:tab/>Number of Reserved Clusters: 1</text:p>
      <text:p text:style-name="P7"><text:tab/><text:tab/>Number of FAT Copies: 2</text:p>
      <text:p text:style-name="P7"><text:tab/><text:tab/>Max Number of Root Directory Entries: 224</text:p>
      <text:p text:style-name="P7"><text:tab/><text:tab/>Total Sectors in File System: 2880</text:p>
      <text:p text:style-name="P7"><text:tab/><text:tab/>Number of Sectors per FAT: 9</text:p>
      <text:p text:style-name="P7"><text:tab/><text:tab/>Sectors per Track: 18</text:p>
      <text:p text:style-name="P7"><text:tab/><text:tab/>Number of Heads: 2</text:p>
      <text:p text:style-name="P7"><text:tab/><text:tab/>Total sector count for FAT32: 0</text:p>
      <text:p text:style-name="P7"><text:tab/><text:tab/>Boot Signature: 0x29</text:p>
      <text:p text:style-name="P7"><text:tab/><text:tab/>Volume ID: 236391907</text:p>
      <text:p text:style-name="P7"><text:tab/><text:tab/>Volume Label: CS450_2 <text:s text:c="3"/></text:p>
      <text:p text:style-name="P7"><text:tab/><text:tab/>File System Type: FAT12</text:p>
      <text:p text:style-name="P1"><text:tab/><text:tab/><text:tab/><text:tab/></text:p>
      <text:p text:style-name="P1">SEE ALSO</text:p>
      <text:p text:style-name="P1"><text:s text:c="4"/>NONE</text:p>
      <text:p text:style-name="P1"/>
      <text:p text:style-name="P1"/>
      <text:p text:style-name="P1"/>
      <text:p text:style-name="P1"><text:soft-page-break/>NAME</text:p>
      <text:p text:style-name="P1"><text:tab/>printRoot – <text:span text:style-name="T1">Print R</text:span>oot Directory </text:p>
      <text:p text:style-name="P1"><text:tab/></text:p>
      <text:p text:style-name="P1">SYNOPSIS</text:p>
      <text:p text:style-name="P1"><text:tab/>printRoot</text:p>
      <text:p text:style-name="P1"/>
      <text:p text:style-name="P1">DESCRIPTION</text:p>
      <text:p text:style-name="P1"><text:tab/><text:span text:style-name="T1">P</text:span>rint Root <text:span text:style-name="T1">Directory </text:span>will list all of the files and directories contained within the root directory.</text:p>
      <text:p text:style-name="P1"><text:tab/></text:p>
      <text:p text:style-name="P1">EXAMPLES</text:p>
      <text:p text:style-name="P1"><text:tab/>printRoot</text:p>
      <text:p text:style-name="P5"><text:tab/><text:tab/><text:span text:style-name="T2">CS450_2</text:span></text:p>
      <text:p text:style-name="P7"><text:tab/><text:tab/>1983.TXT</text:p>
      <text:p text:style-name="P7"><text:tab/><text:tab/>WVU.JPG</text:p>
      <text:p text:style-name="P7"><text:tab/><text:tab/>SUBDIR</text:p>
      <text:p text:style-name="P1"><text:tab/><text:tab/></text:p>
      <text:p text:style-name="P1">SEE ALSO</text:p>
      <text:p text:style-name="P1"><text:tab/>NONE</text:p>
      <text:p text:style-name="P1"><text:s text:c="4"/></text:p>
      <text:p text:style-name="P1"/>
      <text:p text:style-name="P1"/>
      <text:p text:style-name="P1"/>
      <text:p text:style-name="P1">NAME</text:p>
      <text:p text:style-name="P1"><text:tab/>cd – <text:span text:style-name="T1">C</text:span>hange directory</text:p>
      <text:p text:style-name="P1"><text:tab/></text:p>
      <text:p text:style-name="P1">SYNOPSIS</text:p>
      <text:p text:style-name="P1"><text:tab/>cd [arguments]</text:p>
      <text:p text:style-name="P1"><text:tab/></text:p>
      <text:p text:style-name="P1">DESCRIPTION</text:p>
      <text:p text:style-name="P1"><text:tab/><text:span text:style-name="T1">Change directory</text:span> will change the current directory to a new directory specified within the <text:tab/>arguments. If there are no arguments given cd with return the user to the root directory.</text:p>
      <text:p text:style-name="P1"><text:tab/></text:p>
      <text:p text:style-name="P1">EXAMPLES</text:p>
      <text:p text:style-name="P1"><text:tab/>cd SUBDIR</text:p>
      <text:p text:style-name="P1"><text:tab/><text:tab/><text:span text:style-name="T2">{</text:span>will change the current directory to the directory SUBDIR<text:span text:style-name="T2">}</text:span></text:p>
      <text:p text:style-name="P1"><text:tab/>cd</text:p>
      <text:p text:style-name="P1"><text:tab/><text:tab/><text:span text:style-name="T2">{</text:span>will change the current directory to the root directory<text:span text:style-name="T2">}</text:span></text:p>
      <text:p text:style-name="P1"><text:tab/><text:tab/></text:p>
      <text:p text:style-name="P1">SEE ALSO</text:p>
      <text:p text:style-name="P1"><text:tab/>NON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NAME</text:p>
      <text:p text:style-name="P1"><text:tab/><text:span text:style-name="T1">ls – Lists directory</text:span></text:p>
      <text:p text:style-name="P1"/>
      <text:p text:style-name="P1">SYNOPSIS</text:p>
      <text:p text:style-name="P1"><text:tab/><text:span text:style-name="T1">ls [-l] <text:s/>[-a] <text:s/>[-la] <text:s/>[-al] [filename]</text:span></text:p>
      <text:p text:style-name="P1"><text:tab/></text:p>
      <text:p text:style-name="P1">DESCRIPTION</text:p>
      <text:p text:style-name="P1"><text:tab/><text:span text:style-name="T1">List prints the entire contents of the current directory. This creates a columnar style report that <text:tab/><text:tab/>will show the filename, extension, logical file size, and starting logical cluster for each file. <text:tab/>Alternatively, the user can specify a filename/type with or without asterisk wildcards. If the user <text:tab/>chooses to specify a filetype with an asterisk wildcard the user must include the “.” as in <text:tab/>“.TXT” or “.C”</text:span></text:p>
      <text:p text:style-name="P1"><text:tab/></text:p>
      <text:p text:style-name="P1">EXAMPLES</text:p>
      <text:p text:style-name="P1"><text:tab/><text:span text:style-name="T1">ls</text:span></text:p>
      <text:p text:style-name="P5"><text:tab/><text:tab/><text:span text:style-name="T2">CS450_2</text:span></text:p>
      <text:p text:style-name="P7"><text:tab/><text:tab/>1983.TXT</text:p>
      <text:p text:style-name="P7"><text:tab/><text:tab/>WVU.JPG</text:p>
      <text:p text:style-name="P7"><text:tab/><text:tab/>SUBDIR</text:p>
      <text:p text:style-name="P7"/>
      <text:p text:style-name="P1"><text:tab/><text:span text:style-name="T1">ls -l</text:span></text:p>
      <text:p text:style-name="P5"><text:tab/><text:tab/><text:span text:style-name="T2">---- <text:s/>598367 <text:s/>258 1983.TXT</text:span></text:p>
      <text:p text:style-name="P7"><text:tab/><text:tab/>---- <text:s/>244721 <text:s/>1282 WVU.JPG</text:p>
      <text:p text:style-name="P7"><text:tab/><text:tab/>d--- <text:s/>0 <text:s/>1905 SUBDIR</text:p>
      <text:p text:style-name="P7"/>
      <text:p text:style-name="P1"><text:tab/><text:span text:style-name="T1">ls -a</text:span></text:p>
      <text:p text:style-name="P5"><text:tab/><text:tab/><text:span text:style-name="T2">CS450_2</text:span></text:p>
      <text:p text:style-name="P7"><text:tab/><text:tab/>1983.TXT</text:p>
      <text:p text:style-name="P7"><text:tab/><text:tab/>WVU.JPG</text:p>
      <text:p text:style-name="P7"><text:tab/><text:tab/>SUBDIR</text:p>
      <text:p text:style-name="P7"><text:tab/><text:tab/>~1.TRA</text:p>
      <text:p text:style-name="P7"><text:tab/><text:tab/>TRASHE~1</text:p>
      <text:p text:style-name="P7"><text:tab/><text:tab/>FSEVEN~1</text:p>
      <text:p text:style-name="P7"/>
      <text:p text:style-name="P1"><text:tab/><text:span text:style-name="T1">ls -la (or ls -al)</text:span></text:p>
      <text:p text:style-name="P6"><text:tab/><text:tab/><text:span text:style-name="T3">---- <text:s/>0 <text:s/>0 CS450_2</text:span></text:p>
      <text:p text:style-name="P8"><text:tab/><text:tab/>---- <text:s/>598367 <text:s/>258 1983.TXT</text:p>
      <text:p text:style-name="P8"><text:tab/><text:tab/>---- <text:s/>244721 <text:s/>1282 WVU.JPG</text:p>
      <text:p text:style-name="P8"><text:tab/><text:tab/>d--- <text:s/>0 <text:s/>1905 SUBDIR</text:p>
      <text:p text:style-name="P8"><text:tab/><text:tab/>--h- <text:s/>4096 <text:s/>3 ~1.TRA</text:p>
      <text:p text:style-name="P8"><text:tab/><text:tab/>d-h- <text:s/>0 <text:s/>2 TRASHE~1</text:p>
      <text:p text:style-name="P8"><text:tab/><text:tab/>d-h- <text:s/>0 <text:s/>11 FSEVEN~1</text:p>
      <text:p text:style-name="P8"/>
      <text:p text:style-name="P8"><text:tab/>ls SUBDIR</text:p>
      <text:p text:style-name="P8"><text:tab/><text:tab/>d--- <text:s/>0 <text:s/>1905 SUBDIR</text:p>
      <text:p text:style-name="P8"/>
      <text:p text:style-name="P8"><text:tab/>ls *.TXT</text:p>
      <text:p text:style-name="P8"><text:tab/><text:tab/>---- <text:s/>598367 <text:s/>258 1983.TXT</text:p>
      <text:p text:style-name="P1"/>
      <text:p text:style-name="P1"><text:soft-page-break/>SEE ALSO</text:p>
      <text:p text:style-name="P1"><text:tab/>NONE</text:p>
      <text:p text:style-name="P1"/>
      <text:p text:style-name="P1"/>
      <text:p text:style-name="P1"/>
      <text:p text:style-name="P1"/>
      <text:p text:style-name="P1">NAME</text:p>
      <text:p text:style-name="P1"><text:tab/><text:span text:style-name="T1">type – Type prints the contest of any file</text:span></text:p>
      <text:p text:style-name="P1"/>
      <text:p text:style-name="P1">SYNOPSIS</text:p>
      <text:p text:style-name="P1"/>
      <text:p text:style-name="P1"><text:tab/><text:span text:style-name="T1">type [filename]</text:span></text:p>
      <text:p text:style-name="P1"/>
      <text:p text:style-name="P1">DESCRIPTION</text:p>
      <text:p text:style-name="P1"><text:tab/><text:span text:style-name="T1">Type will print the contents of any file, specified in the arguments, with the extension “TXT”, <text:tab/>“BAT”, or “C”. To exit the contents of the file enter q. </text:span></text:p>
      <text:p text:style-name="P1"/>
      <text:p text:style-name="P1">EXAMPLES</text:p>
      <text:p text:style-name="P1"><text:tab/><text:span text:style-name="T1">type 1983.TXT</text:span></text:p>
      <text:p text:style-name="P8"><text:tab/>Title: Nineteen eighty-four</text:p>
      <text:p text:style-name="P8"><text:tab/>Author: George Orwell (pseudonym of Eric Blair) (1903-1950)</text:p>
      <text:p text:style-name="P8"><text:tab/>* A Project Gutenberg of Australia eBook *</text:p>
      <text:p text:style-name="P8"><text:tab/>eBook No.: <text:s/>0100021.txt</text:p>
      <text:p text:style-name="P8"><text:tab/>Language: <text:s text:c="2"/>English</text:p>
      <text:p text:style-name="P8"><text:tab/>Date first posted: August 2001</text:p>
      <text:p text:style-name="P8"><text:tab/>Date most recently updated: November 2008</text:p>
      <text:p text:style-name="P8"><text:tab/></text:p>
      <text:p text:style-name="P8"><text:tab/>Project Gutenberg of Australia eBooks are created from printed editions</text:p>
      <text:p text:style-name="P8"><text:tab/>which are in the public domain in Australia, unless a copyright notice</text:p>
      <text:p text:style-name="P8"><text:tab/>is included. We do NOT keep any eBooks in compliance with a particular</text:p>
      <text:p text:style-name="P8"><text:tab/>paper edition.</text:p>
      <text:p text:style-name="P8"><text:tab/></text:p>
      <text:p text:style-name="P8"><text:tab/>Copyright</text:p>
      <text:p text:style-name="P8"><text:tab/></text:p>
      <text:p text:style-name="P8"><text:tab/>&lt;ENTER to Continue... q -&gt; ENTER to quit&gt;</text:p>
      <text:p text:style-name="P1"><text:tab/><text:tab/></text:p>
      <text:p text:style-name="P1"><text:tab/> <text:s text:c="4"/></text:p>
      <text:p text:style-name="P1">SEE ALSO</text:p>
      <text:p text:style-name="P1"><text:s text:c="4"/>NON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NAME</text:p>
      <text:p text:style-name="P1"><text:tab/><text:span text:style-name="T1">rename – renames a file or directory</text:span></text:p>
      <text:p text:style-name="P1"><text:tab/></text:p>
      <text:p text:style-name="P1">SYNOPSIS</text:p>
      <text:p text:style-name="P3"><text:tab/><text:span text:style-name="T1">rename [old filename] [new filename]</text:span></text:p>
      <text:p text:style-name="P3"><text:tab/></text:p>
      <text:p text:style-name="P1">DESCRIPTION</text:p>
      <text:p text:style-name="P1"><text:tab/><text:span text:style-name="T1">Rename will change the name of an existing file or directory to a new name specified by the <text:tab/>user. <text:s/>The user will enter the rename command followed by the existing filename and the new <text:tab/>filename.</text:span></text:p>
      <text:p text:style-name="P1"><text:tab/></text:p>
      <text:p text:style-name="P1">EXAMPLES</text:p>
      <text:p text:style-name="P1"><text:tab/><text:span text:style-name="T1">rename README.TXT test.txt</text:span></text:p>
      <text:p text:style-name="P1"><text:tab/><text:tab/><text:span text:style-name="T1">if README.TXT exists, it will be renamed to test.txt</text:span></text:p>
      <text:p text:style-name="P1"><text:tab/></text:p>
      <text:p text:style-name="P1">SEE ALSO</text:p>
      <text:p text:style-name="P1"><text:tab/>NONE</text:p>
      <text:p text:style-name="P1"><text:tab/></text:p>
      <text:p text:style-name="P1"/>
      <text:p text:style-name="P1"/>
      <text:p text:style-name="P1"/>
      <text:p text:style-name="P1">NAME</text:p>
      <text:p text:style-name="P1"><text:tab/>exit - allows the user to shutdown the system</text:p>
      <text:p text:style-name="P1"><text:tab/></text:p>
      <text:p text:style-name="P1">SYNOPSIS</text:p>
      <text:p text:style-name="P1"><text:tab/>exit</text:p>
      <text:p text:style-name="P1"><text:tab/></text:p>
      <text:p text:style-name="P1">DESCRIPTION</text:p>
      <text:p text:style-name="P1"><text:tab/>exit allows the user to properly shutdown the system by exiting </text:p>
      <text:p text:style-name="P1"><text:tab/>the command handler loop</text:p>
      <text:p text:style-name="P1"><text:tab/></text:p>
      <text:p text:style-name="P1">EXAMPLES</text:p>
      <text:p text:style-name="P1"><text:tab/>exit</text:p>
      <text:p text:style-name="P1"><text:tab/><text:tab/><text:span text:style-name="T1">shuts the system down</text:span></text:p>
      <text:p text:style-name="P1"><text:tab/></text:p>
      <text:p text:style-name="P1">SEE ALSO</text:p>
      <text:p text:style-name="P1"><text:tab/><text:span text:style-name="T1">NONE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21:14:15.076222571</meta:creation-date>
    <dc:date>2016-04-28T01:01:59.428264724</dc:date>
    <meta:editing-duration>PT24M39S</meta:editing-duration>
    <meta:editing-cycles>2</meta:editing-cycles>
    <meta:generator>LibreOffice/4.4.6.3$Linux_X86_64 LibreOffice_project/40m0$Build-3</meta:generator>
    <meta:document-statistic meta:table-count="0" meta:image-count="0" meta:object-count="0" meta:page-count="5" meta:paragraph-count="175" meta:word-count="659" meta:character-count="4560" meta:non-whitespace-character-count="3787"/>
  </office:meta>
</office:document-meta>
</file>